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FMGKIA+Palatino-Roman" svg:font-family="FMGKIA+Palatino-Roman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FMGKIA+Palatino-Roman" fo:font-size="10pt" style:font-name-asian="FMGKIA+Palatino-Roman" style:font-size-asian="10pt" style:font-name-complex="FMGKIA+Palatino-Roman" style:font-size-complex="10pt"/>
    </style:style>
    <style:style style:name="P2" style:family="paragraph" style:parent-style-name="Standard">
      <style:paragraph-properties fo:margin-left="1.4772in" fo:margin-right="0in" fo:text-align="start" style:justify-single-word="false" fo:text-indent="0in" style:auto-text-indent="false" style:text-autospace="none"/>
      <style:text-properties style:font-name="FMGKIA+Palatino-Roman" fo:font-size="12pt" style:font-name-asian="FMGKIA+Palatino-Roman" style:font-size-asian="12pt" style:font-name-complex="FMGKIA+Palatino-Roman" style:font-size-complex="12pt"/>
    </style:style>
    <style:style style:name="P3" style:family="paragraph" style:parent-style-name="Standard">
      <style:paragraph-properties fo:margin-left="1.4772in" fo:margin-right="0in" fo:text-indent="0in" style:auto-text-indent="false" style:text-autospace="none"/>
      <style:text-properties style:font-name="FMGKIA+Palatino-Roman" fo:font-size="12pt" style:font-name-asian="FMGKIA+Palatino-Roman" style:font-size-asian="12pt" style:font-name-complex="FMGKIA+Palatino-Roman" style:font-size-complex="12pt"/>
    </style:style>
    <style:style style:name="P4" style:family="paragraph" style:parent-style-name="Standard">
      <style:paragraph-properties fo:margin-left="1.4772in" fo:margin-right="0in" fo:text-indent="0in" style:auto-text-indent="false" style:text-autospace="none"/>
      <style:text-properties style:font-name="FMGKIA+Palatino-Roman" fo:font-size="12pt" style:font-name-asian="FMGKIA+Palatino-Roman" style:font-size-asian="12pt" style:font-name-complex="FMGKIA+Palatino-Roman" style:font-size-complex="12pt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 style:text-autospace="none"/>
      <style:text-properties style:font-name="FMGKIA+Palatino-Roman" fo:font-size="12pt" style:font-name-asian="FMGKIA+Palatino-Roman" style:font-size-asian="12pt" style:font-name-complex="FMGKIA+Palatino-Roman" style:font-size-complex="12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FMGKIA+Palatino-Roman" fo:font-size="12pt" style:font-name-asian="FMGKIA+Palatino-Roman" style:font-size-asian="12pt" style:font-name-complex="FMGKIA+Palatino-Roman" style:font-size-complex="12pt"/>
    </style:style>
    <style:style style:name="P7" style:family="paragraph" style:parent-style-name="Standard">
      <style:paragraph-properties fo:margin-left="2.4618in" fo:margin-right="0in" fo:text-align="start" style:justify-single-word="false" fo:text-indent="0in" style:auto-text-indent="false" style:text-autospace="none"/>
      <style:text-properties style:font-name="FMGKIA+Palatino-Roman" fo:font-size="12pt" style:font-name-asian="FMGKIA+Palatino-Roman" style:font-size-asian="12pt" style:font-name-complex="FMGKIA+Palatino-Roman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ourse: Programming Fundamentals - ENCM 339</text:p>
      <text:p text:style-name="P2">Lab #: Lab 7</text:p>
      <text:p text:style-name="P2">Instructor: Dr. Garousi</text:p>
      <text:p text:style-name="P2">Student Names: Eric Sobkowicz and Kyle Derby MacInnis</text:p>
      <text:p text:style-name="P2">Team Number: 82</text:p>
      <text:p text:style-name="P2">Lab Section(s): B05</text:p>
      <text:p text:style-name="P2">Date submitted: November 17, 2011</text:p>
      <text:p text:style-name="P3">Number of pages in this report: 4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TABLE OF CONTENTS</text:p>
      <text:p text:style-name="P5">-----------------------------------------------------------</text:p>
      <text:p text:style-name="P6"/>
      <text:p text:style-name="P7">In-Lab Call Graph – (1)</text:p>
      <text:p text:style-name="P7"/>
      <text:p text:style-name="P7">Exercise A - (2)</text:p>
      <text:p text:style-name="P7"/>
      <text:p text:style-name="P7">Pair Programming Breakup - (3)</text:p>
      <text:p text:style-name="P7"/>
      <text:p text:style-name="P7">Comments - (3)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MGKIA+Palatino-Roman" svg:font-family="FMGKIA+Palatino-Roman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Kyle MacInnis</meta:initial-creator>
    <meta:creation-date>2011-09-22T08:02:15</meta:creation-date>
    <dc:date>2011-11-17T09:56:31</dc:date>
    <dc:creator>Kyle MacInnis</dc:creator>
    <meta:editing-duration>PT01H02M40S</meta:editing-duration>
    <meta:editing-cycles>15</meta:editing-cycles>
    <meta:generator>OpenOffice.org/3.1$Unix OpenOffice.org_project/310m19$Build-9420</meta:generator>
    <meta:printed-by>Kyle MacInnis</meta:printed-by>
    <meta:print-date>2011-10-25T19:14:23</meta:print-date>
    <meta:document-statistic meta:table-count="0" meta:image-count="0" meta:object-count="0" meta:page-count="2" meta:paragraph-count="14" meta:word-count="60" meta:character-count="390"/>
  </office:meta>
</office:document-meta>
</file>